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Courier New" fo:font-size="12pt" fo:font-weight="normal" officeooo:rsid="00145697" officeooo:paragraph-rsid="00049a7e" style:font-size-asian="10.5pt" style:font-weight-asian="normal" style:font-size-complex="12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2pt" fo:font-weight="normal" officeooo:rsid="0010c767" officeooo:paragraph-rsid="00066813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2pt" fo:font-weight="normal" officeooo:rsid="00066813" officeooo:paragraph-rsid="00066813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45697" officeooo:paragraph-rsid="00049a7e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0c767" officeooo:paragraph-rsid="00066813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066813" officeooo:paragraph-rsid="00066813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45697" officeooo:paragraph-rsid="00049a7e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145697" officeooo:paragraph-rsid="00049a7e" style:font-size-asian="14pt" style:font-weight-asian="bold" style:font-size-complex="14pt" style:font-weight-complex="bold"/>
    </style:style>
    <style:style style:name="T1" style:family="text">
      <style:text-properties officeooo:rsid="00049a7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53c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Kunstnotizbücher</text:p>
      <text:p text:style-name="P4"/>
      <text:p text:style-name="P1">Diese Bücher begleiten mich im Alltag. Jeden Tag kreativ zu sein, ohne den Anspruch, dass es gut aussehen muss, Raum <text:span text:style-name="T1">und Lust </text:span>zum Experimentieren <text:span text:style-name="T1">und</text:span> <text:span text:style-name="T1">Spielen mit Farbe, Papierschnipseln, Schrift. F</text:span>estzuhalten was mir begegnet, mich beschäftigt. <text:span text:style-name="T1">Ideen ausprobieren und sammeln.</text:span></text:p>
      <text:p text:style-name="P1"/>
      <text:p text:style-name="P1"/>
      <text:p text:style-name="P6">Bilder im A» Format</text:p>
      <text:p text:style-name="P6"/>
      <text:p text:style-name="P2">Die hier gezeigten Bilder </text:p>
      <text:p text:style-name="P5"><text:span text:style-name="T3">im </text:span><text:span text:style-name="T2">ca A2 Format sind</text:span> ausDRUCKE </text:p>
      <text:p text:style-name="P2">von ursprünglich kleineren Collagearbeiten.</text:p>
      <text:p text:style-name="P3">Diese können zum Preis von 45.-/Stück gekauft werden.</text:p>
      <text:p text:style-name="P3"/>
      <text:p text:style-name="P3"/>
      <text:p text:style-name="P6">Musik</text:p>
      <text:p text:style-name="P6"/>
      <text:p text:style-name="P3">Seit ich 10 Jahre alt bin spiele ich leidenschaftlich gerne Klavier. Nebst einer Anstellung als Organistin</text:p>
      <text:p text:style-name="P3">begleite ich u.a. die Sängerin Vanessa Kohler <text:a xlink:type="simple" xlink:href="https://www.vanessa-music.com/" text:style-name="Internet_20_link" text:visited-style-name="Visited_20_Internet_20_Link">(www.vanessa-music.com)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17:26:05.123000000</meta:creation-date>
    <dc:date>2025-10-25T17:41:46.436000000</dc:date>
    <meta:editing-duration>PT15M41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0" meta:word-count="92" meta:character-count="644" meta:non-whitespace-character-count="560"/>
  </office:meta>
</office:document-meta>
</file>